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Arial" fo:font-size="8pt" fo:font-weight="bold" style:font-size-asian="8pt" style:font-weight-asian="bold"/>
    </style:style>
    <style:style style:name="P2" style:family="paragraph" style:parent-style-name="Standard">
      <style:paragraph-properties fo:text-align="start" style:justify-single-word="false"/>
      <style:text-properties style:font-name="Arial" fo:font-size="8pt" officeooo:rsid="001e1194" officeooo:paragraph-rsid="001e1194" style:font-size-asian="8pt"/>
    </style:style>
    <style:style style:name="P3" style:family="paragraph" style:parent-style-name="Standard">
      <style:paragraph-properties fo:text-align="justify" style:justify-single-word="false"/>
      <style:text-properties style:font-name="Arial" fo:font-size="12pt" officeooo:rsid="001e1194" officeooo:paragraph-rsid="001e1194" style:font-size-asian="12pt" style:font-size-complex="12pt"/>
    </style:style>
    <style:style style:name="P4" style:family="paragraph" style:parent-style-name="Standard">
      <style:paragraph-properties fo:text-align="start" style:justify-single-word="false"/>
      <style:text-properties style:font-name="Arial" fo:font-size="12pt" officeooo:rsid="001e1194" officeooo:paragraph-rsid="001e1194" style:font-size-asian="12pt" style:font-size-complex="12pt"/>
    </style:style>
    <style:style style:name="P5" style:family="paragraph" style:parent-style-name="Standard">
      <style:paragraph-properties fo:text-align="start" style:justify-single-word="false"/>
      <style:text-properties fo:color="#0000ff" style:font-name="Arial" fo:font-size="12pt" officeooo:rsid="001e1194" officeooo:paragraph-rsid="001e1194"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5">L'EMPRESA </text:p>
      <text:p text:style-name="P3"/>
      <text:p text:style-name="P3">Els alumnes del Cicle Formatiu de Grau Superior d'Administració de Sistemes Informàtics, han decidit muntar una empresa de fabricació i venda de material d'oficina i ja que, tenen companys que ja han acabat el cicle, els encarreguen la informatització del departament comercial d'aquesta empresa. Els requisits són els que es relaten tot seguit.</text:p>
      <text:p text:style-name="P3">El departament comercial de qualsevol empresa tracta bàsicament amb els dos tipus de dades següents: clients i productes. La nova empresa no és un cas especial, i per tant, interessa tenir constància dels clients de l'empresa i dels productes que es comercialitzen.</text:p>
      <text:p text:style-name="P3"/>
      <text:p text:style-name="P3">Dels clients interessa conèixer la raó social (és el domicili de l'empresa, que pot coincidir o no amb l'adreça física d'on està ubicada l'empresa (en cas de tenir més d'una sucursal) és a dir, la seu de l'empresa), els cognoms i el nom de la persona de contacte, l'adreça, el codi postal, ciutat i província. A més, l'empresa assigna un codi de client que els identificarà i serà únic.</text:p>
      <text:p text:style-name="P3"/>
      <text:p text:style-name="P3">Els productes també estan codificats i interessa una breu descripció i el cost unitari. </text:p>
      <text:p text:style-name="P3"/>
      <text:p text:style-name="P3">Aquesta empresa ha decidit que per poder donar a conèixer els seus productes necessita tenir una plantilla de venedors que es desplacen a la recerca de clients i de comandes. Els venedors estan codificats i interessa tenir constància del seu nom, cognoms, la data d'alta, el salari, la comissió que li toca i la ciutat i província de residència. </text:p>
      <text:p text:style-name="P3"/>
      <text:p text:style-name="P3">La majoria dels venedors tenen un supervisor que alhora és també venedor.</text:p>
      <text:p text:style-name="P3"/>
      <text:p text:style-name="P3">Les comandes que es van produint passen a formar part de la cartera de l'empresa amb un codi que es va assignant a mesura que es reben. A més, d'aquestes comandes interessa tenir constància de la data de la comanda, el client, el venedor corresponent, els productes que la integren i la quantitat de cada un d'ells. I s'ha de tenir constància si ja s'ha enviat cada comanda o no.</text:p>
      <text:p text:style-name="P3"/>
      <text:p text:style-name="P3">A aquest efecte s'ha de considerar que una comanda pot estar formada per diferents productes i pot ser que diferents productes se serveixin en diferents dates. No obstant això, no és possible que diferents quantitats d'un mateix producte d'una mateixa comanda, se serveixin en diferents dates.</text:p>
      <text:p text:style-name="P3"/>
      <text:p text:style-name="P3">A més, també interessa saber si ja s'ha facturat o no la comanda i només es facturarà una comanda (una única factura) quan ja s'hagin enviat tots els productes que el formaven.</text:p>
      <text:p text:style-name="P3">El departament comercial d'aquesta empresa també ha de tenir constància de l'estoc de productes que hi ha als diferents magatzems de què disposa. Dels magatzems, interessa saber la ciutat on estan ubicats i estan codificats.</text:p>
      <text:p text:style-name="P3"/>
      <text:p text:style-name="P3">Per finalitzar, recordar que en mobles d'oficina és molt possible que es puguin vendre productes que formen part d'altres productes (per exemple, una butaca es pot vendre individualment i també pot formar part d'una oficina). Evidentment s'ha de tenir constància de quin producte pot formar part d'un altre producte.</text:p>
      <text:p text:style-name="P4"/>
      <text:p text:style-name="P4">Dissenyar el model entitat-relació (CHEN).</text:p>
      <text:p text:style-name="P2"/>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ca"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1T19:15:32.464000000</meta:creation-date>
    <dc:date>2016-09-21T23:07:59.912000000</dc:date>
    <meta:editing-duration>PT36M6S</meta:editing-duration>
    <meta:editing-cycles>3</meta:editing-cycles>
    <meta:generator>LibreOffice/4.4.4.3$Windows_x86 LibreOffice_project/2c39ebcf046445232b798108aa8a7e7d89552ea8</meta:generator>
    <meta:document-statistic meta:table-count="0" meta:image-count="0" meta:object-count="0" meta:page-count="1" meta:paragraph-count="14" meta:word-count="487" meta:character-count="2944" meta:non-whitespace-character-count="2466"/>
  </office:meta>
</office:document-meta>
</file>